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e6d81" officeooo:paragraph-rsid="001e6d81"/>
    </style:style>
    <style:style style:name="P2" style:family="paragraph" style:parent-style-name="Preformatted_20_Text">
      <style:text-properties officeooo:rsid="002007ed" officeooo:paragraph-rsid="002007ed"/>
    </style:style>
    <style:style style:name="P3" style:family="paragraph" style:parent-style-name="Preformatted_20_Text">
      <style:text-properties officeooo:rsid="002007ed" officeooo:paragraph-rsid="0020db6c"/>
    </style:style>
    <style:style style:name="P4" style:family="paragraph" style:parent-style-name="Preformatted_20_Text">
      <style:text-properties officeooo:rsid="0020db6c" officeooo:paragraph-rsid="0022ef0b"/>
    </style:style>
    <style:style style:name="P5" style:family="paragraph" style:parent-style-name="Preformatted_20_Text">
      <style:text-properties officeooo:rsid="0020ff94" officeooo:paragraph-rsid="0020ff94"/>
    </style:style>
    <style:style style:name="P6" style:family="paragraph" style:parent-style-name="Preformatted_20_Text">
      <style:text-properties officeooo:paragraph-rsid="0027c422"/>
    </style:style>
    <style:style style:name="P7" style:family="paragraph" style:parent-style-name="Preformatted_20_Text">
      <style:text-properties officeooo:rsid="002b63b2" officeooo:paragraph-rsid="002b63b2"/>
    </style:style>
    <style:style style:name="P8" style:family="paragraph" style:parent-style-name="Preformatted_20_Text">
      <style:text-properties officeooo:rsid="002b63b2" officeooo:paragraph-rsid="002ed5cf"/>
    </style:style>
    <style:style style:name="P9" style:family="paragraph" style:parent-style-name="Preformatted_20_Text">
      <style:text-properties officeooo:rsid="002ed5cf" officeooo:paragraph-rsid="002f411f"/>
    </style:style>
    <style:style style:name="P10" style:family="paragraph" style:parent-style-name="Preformatted_20_Text">
      <style:text-properties officeooo:rsid="00303e0b" officeooo:paragraph-rsid="00303e0b"/>
    </style:style>
    <style:style style:name="P11" style:family="paragraph" style:parent-style-name="Preformatted_20_Text">
      <style:text-properties officeooo:rsid="0031a995" officeooo:paragraph-rsid="0031a995"/>
    </style:style>
    <style:style style:name="P12" style:family="paragraph" style:parent-style-name="Preformatted_20_Text">
      <style:text-properties style:font-name="Liberation Mono" officeooo:rsid="0020db6c" officeooo:paragraph-rsid="0020db6c" style:font-name-asian="Nimbus Mono L" style:font-name-complex="Liberation Mono"/>
    </style:style>
    <style:style style:name="P13" style:family="paragraph" style:parent-style-name="Preformatted_20_Text">
      <style:text-properties style:font-name="Liberation Mono" officeooo:rsid="0020db6c" officeooo:paragraph-rsid="00226203" style:font-name-asian="Nimbus Mono L" style:font-name-complex="Liberation Mono"/>
    </style:style>
    <style:style style:name="P14" style:family="paragraph" style:parent-style-name="Preformatted_20_Text">
      <style:text-properties style:font-name="Liberation Mono" officeooo:rsid="00226203" officeooo:paragraph-rsid="00226203" style:font-name-asian="Nimbus Mono L" style:font-name-complex="Liberation Mono"/>
    </style:style>
    <style:style style:name="P15" style:family="paragraph" style:parent-style-name="Preformatted_20_Text">
      <style:text-properties style:font-name="Liberation Mono" officeooo:rsid="00226203" officeooo:paragraph-rsid="0020db6c" style:font-name-asian="Nimbus Mono L" style:font-name-complex="Liberation Mono"/>
    </style:style>
    <style:style style:name="P16" style:family="paragraph" style:parent-style-name="Preformatted_20_Text">
      <style:text-properties style:font-name="Liberation Mono" officeooo:rsid="0020ff94" officeooo:paragraph-rsid="0020ff94" style:font-name-asian="Nimbus Mono L" style:font-name-complex="Liberation Mono"/>
    </style:style>
    <style:style style:name="P17" style:family="paragraph" style:parent-style-name="Preformatted_20_Text">
      <style:text-properties fo:font-variant="normal" fo:text-transform="none" fo:color="#333333" style:font-name="Liberation Mono" fo:font-size="10pt" fo:letter-spacing="normal" fo:font-style="normal" fo:font-weight="normal" officeooo:rsid="0029bbae" officeooo:paragraph-rsid="0027c422" style:font-name-asian="Nimbus Mono L" style:font-size-asian="10pt" style:font-name-complex="Liberation Mono" style:font-size-complex="10pt"/>
    </style:style>
    <style:style style:name="P18" style:family="paragraph" style:parent-style-name="Preformatted_20_Text">
      <style:text-properties fo:font-variant="normal" fo:text-transform="none" fo:color="#333333" style:font-name="Liberation Mono" fo:font-size="10pt" fo:letter-spacing="normal" fo:font-style="normal" fo:font-weight="normal" officeooo:rsid="002ed5cf" officeooo:paragraph-rsid="002ed5cf" style:font-name-asian="Nimbus Mono L" style:font-size-asian="10pt" style:font-name-complex="Liberation Mono" style:font-size-complex="10pt"/>
    </style:style>
    <style:style style:name="P19" style:family="paragraph" style:parent-style-name="Preformatted_20_Text">
      <style:text-properties fo:font-variant="normal" fo:text-transform="none" fo:color="#333333" style:font-name="Liberation Mono" fo:font-size="10pt" fo:letter-spacing="normal" fo:font-style="normal" fo:font-weight="normal" officeooo:rsid="002f411f" officeooo:paragraph-rsid="002f411f" style:font-name-asian="Nimbus Mono L" style:font-size-asian="10pt" style:font-name-complex="Liberation Mono" style:font-size-complex="10pt"/>
    </style:style>
    <style:style style:name="P20" style:family="paragraph" style:parent-style-name="Preformatted_20_Text">
      <style:text-properties fo:font-variant="normal" fo:text-transform="none" fo:color="#333333" style:font-name="Liberation Mono" fo:font-size="10pt" fo:letter-spacing="normal" fo:font-style="normal" fo:font-weight="normal" officeooo:rsid="00303e0b" officeooo:paragraph-rsid="00303e0b" style:font-name-asian="Nimbus Mono L" style:font-size-asian="10pt" style:font-name-complex="Liberation Mono" style:font-size-complex="10pt"/>
    </style:style>
    <style:style style:name="P21" style:family="paragraph" style:parent-style-name="Preformatted_20_Text">
      <style:text-properties fo:font-variant="normal" fo:text-transform="none" fo:color="#333333" style:font-name="Liberation Mono" fo:font-size="10pt" fo:letter-spacing="normal" fo:font-style="normal" fo:font-weight="normal" officeooo:rsid="00303e0b" officeooo:paragraph-rsid="0034aab4" style:font-name-asian="Nimbus Mono L" style:font-size-asian="10pt" style:font-name-complex="Liberation Mono" style:font-size-complex="10pt"/>
    </style:style>
    <style:style style:name="P22" style:family="paragraph" style:parent-style-name="Preformatted_20_Text">
      <style:text-properties fo:font-variant="normal" fo:text-transform="none" fo:color="#333333" style:font-name="Liberation Mono" fo:font-size="10pt" fo:letter-spacing="normal" fo:font-style="normal" fo:font-weight="normal" officeooo:rsid="0031a995" officeooo:paragraph-rsid="00303e0b" style:font-name-asian="Nimbus Mono L" style:font-size-asian="10pt" style:font-name-complex="Liberation Mono" style:font-size-complex="10pt"/>
    </style:style>
    <style:style style:name="P23" style:family="paragraph" style:parent-style-name="Preformatted_20_Text">
      <style:text-properties fo:font-variant="normal" fo:text-transform="none" fo:color="#333333" style:font-name="Liberation Mono" fo:font-size="10pt" fo:letter-spacing="normal" fo:font-style="normal" fo:font-weight="normal" officeooo:rsid="0031a995" officeooo:paragraph-rsid="0031a995" style:font-name-asian="Nimbus Mono L" style:font-size-asian="10pt" style:font-name-complex="Liberation Mono" style:font-size-complex="10pt"/>
    </style:style>
    <style:style style:name="P24" style:family="paragraph" style:parent-style-name="Preformatted_20_Text">
      <style:text-properties officeooo:rsid="0024e2d0" officeooo:paragraph-rsid="0033052b"/>
    </style:style>
    <style:style style:name="P25" style:family="paragraph" style:parent-style-name="Preformatted_20_Text">
      <style:text-properties officeooo:rsid="0020db6c" officeooo:paragraph-rsid="0033052b"/>
    </style:style>
    <style:style style:name="P26" style:family="paragraph" style:parent-style-name="Preformatted_20_Text">
      <style:text-properties officeooo:rsid="002f411f" officeooo:paragraph-rsid="0034aab4"/>
    </style:style>
    <style:style style:name="T1" style:family="text">
      <style:text-properties officeooo:rsid="0020db6c"/>
    </style:style>
    <style:style style:name="T2" style:family="text">
      <style:text-properties style:font-name="Liberation Mono" style:font-name-asian="Nimbus Mono L" style:font-name-complex="Liberation Mono"/>
    </style:style>
    <style:style style:name="T3" style:family="text">
      <style:text-properties style:font-name="Liberation Mono" officeooo:rsid="0020db6c" style:font-name-asian="Nimbus Mono L" style:font-name-complex="Liberation Mono"/>
    </style:style>
    <style:style style:name="T4" style:family="text">
      <style:text-properties style:font-name="Liberation Mono" officeooo:rsid="0020ff94" style:font-name-asian="Nimbus Mono L" style:font-name-complex="Liberation Mono"/>
    </style:style>
    <style:style style:name="T5" style:family="text">
      <style:text-properties style:font-name="Liberation Mono" officeooo:rsid="00226203" style:font-name-asian="Nimbus Mono L" style:font-name-complex="Liberation Mono"/>
    </style:style>
    <style:style style:name="T6" style:family="text">
      <style:text-properties style:font-name="Liberation Mono" officeooo:rsid="0022ef0b" style:font-name-asian="Nimbus Mono L" style:font-name-complex="Liberation Mono"/>
    </style:style>
    <style:style style:name="T7" style:family="text">
      <style:text-properties style:font-name="Liberation Mono" officeooo:rsid="0024e2d0" style:font-name-asian="Nimbus Mono L" style:font-name-complex="Liberation Mono"/>
    </style:style>
    <style:style style:name="T8" style:family="text">
      <style:text-properties style:font-name="Liberation Mono" officeooo:rsid="0025d229" style:font-name-asian="Nimbus Mono L" style:font-name-complex="Liberation Mono"/>
    </style:style>
    <style:style style:name="T9" style:family="text">
      <style:text-properties style:font-name="Liberation Mono" officeooo:rsid="00278aed" style:font-name-asian="Nimbus Mono L" style:font-name-complex="Liberation Mono"/>
    </style:style>
    <style:style style:name="T10" style:family="text">
      <style:text-properties style:font-name="Liberation Mono" officeooo:rsid="0027c422" style:font-name-asian="Nimbus Mono L" style:font-name-complex="Liberation Mono"/>
    </style:style>
    <style:style style:name="T11" style:family="text">
      <style:text-properties style:font-name="Liberation Mono" officeooo:rsid="0033052b" style:font-name-asian="Nimbus Mono L" style:font-name-complex="Liberation Mono"/>
    </style:style>
    <style:style style:name="T12" style:family="text">
      <style:text-properties style:font-name="Liberation Mono" officeooo:rsid="00278aed" style:font-name-asian="Liberation Mono" style:font-name-complex="Liberation Mono"/>
    </style:style>
    <style:style style:name="T13" style:family="text">
      <style:text-properties style:font-name="Liberation Mono" fo:font-size="10pt" officeooo:rsid="00278aed" style:font-name-asian="Nimbus Mono L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2b63b2" style:font-name-asian="Nimbus Mono L" style:font-size-asian="10pt" style:font-name-complex="Liberation Mono" style:font-size-complex="10pt"/>
    </style:style>
    <style:style style:name="T15" style:family="text">
      <style:text-properties fo:font-variant="normal" fo:text-transform="none" fo:color="#333333" style:font-name="Liberation Mono" fo:font-size="10pt" fo:letter-spacing="normal" fo:font-style="normal" fo:font-weight="normal" style:font-name-asian="Nimbus Mono L" style:font-size-asian="10pt" style:font-name-complex="Liberation Mono" style:font-size-complex="10pt"/>
    </style:style>
    <style:style style:name="T16" style:family="text">
      <style:text-properties fo:font-variant="normal" fo:text-transform="none" fo:color="#333333" style:font-name="Liberation Mono" fo:font-size="10pt" fo:letter-spacing="normal" fo:font-style="normal" fo:font-weight="normal" officeooo:rsid="00278aed" style:font-name-asian="Nimbus Mono L" style:font-size-asian="10pt" style:font-name-complex="Liberation Mono" style:font-size-complex="10pt"/>
    </style:style>
    <style:style style:name="T17" style:family="text">
      <style:text-properties fo:font-variant="normal" fo:text-transform="none" fo:color="#333333" style:font-name="Liberation Mono" fo:font-size="10pt" fo:letter-spacing="normal" fo:font-style="normal" fo:font-weight="normal" officeooo:rsid="0029bbae" style:font-name-asian="Nimbus Mono L" style:font-size-asian="10pt" style:font-name-complex="Liberation Mono" style:font-size-complex="10pt"/>
    </style:style>
    <style:style style:name="T18" style:family="text">
      <style:text-properties fo:font-variant="normal" fo:text-transform="none" fo:color="#333333" style:font-name="Liberation Mono" fo:font-size="10pt" fo:letter-spacing="normal" fo:font-style="normal" fo:font-weight="normal" officeooo:rsid="002b63b2" style:font-name-asian="Nimbus Mono L" style:font-size-asian="10pt" style:font-name-complex="Liberation Mono" style:font-size-complex="10pt"/>
    </style:style>
    <style:style style:name="T19" style:family="text">
      <style:text-properties fo:font-variant="normal" fo:text-transform="none" fo:color="#333333" style:font-name="Liberation Mono" fo:font-size="10pt" fo:letter-spacing="normal" fo:font-style="normal" fo:font-weight="normal" officeooo:rsid="0020ff94" style:font-name-asian="Nimbus Mono L" style:font-size-asian="10pt" style:font-name-complex="Liberation Mono" style:font-size-complex="10pt"/>
    </style:style>
    <style:style style:name="T20" style:family="text">
      <style:text-properties fo:font-variant="normal" fo:text-transform="none" fo:color="#333333" style:font-name="Liberation Mono" fo:font-size="10pt" fo:letter-spacing="normal" fo:font-style="normal" fo:font-weight="normal" officeooo:rsid="0020db6c" style:font-name-asian="Nimbus Mono L" style:font-size-asian="10pt" style:font-name-complex="Liberation Mono" style:font-size-complex="10pt"/>
    </style:style>
    <style:style style:name="T21" style:family="text">
      <style:text-properties fo:font-variant="normal" fo:text-transform="none" fo:color="#333333" style:font-name="Liberation Mono" fo:font-size="10pt" fo:letter-spacing="normal" fo:font-style="normal" fo:font-weight="normal" officeooo:rsid="002ed5cf" style:font-name-asian="Nimbus Mono L" style:font-size-asian="10pt" style:font-name-complex="Liberation Mono" style:font-size-complex="10pt"/>
    </style:style>
    <style:style style:name="T22" style:family="text">
      <style:text-properties fo:font-variant="normal" fo:text-transform="none" fo:color="#333333" style:font-name="Liberation Mono" fo:font-size="10pt" fo:letter-spacing="normal" fo:font-style="normal" fo:font-weight="normal" officeooo:rsid="002f411f" style:font-name-asian="Nimbus Mono L" style:font-size-asian="10pt" style:font-name-complex="Liberation Mono" style:font-size-complex="10pt"/>
    </style:style>
    <style:style style:name="T23" style:family="text">
      <style:text-properties fo:font-variant="normal" fo:text-transform="none" fo:color="#333333" style:font-name="Liberation Mono" fo:font-size="10pt" fo:letter-spacing="normal" fo:font-style="normal" fo:font-weight="normal" officeooo:rsid="0031a995" style:font-name-asian="Nimbus Mono L" style:font-size-asian="10pt" style:font-name-complex="Liberation Mono" style:font-size-complex="10pt"/>
    </style:style>
    <style:style style:name="T24" style:family="text">
      <style:text-properties fo:font-variant="normal" fo:text-transform="none" fo:color="#333333" style:font-name="Liberation Mono" fo:font-size="10pt" fo:letter-spacing="normal" fo:font-style="normal" fo:font-weight="normal" officeooo:rsid="0034aab4" style:font-name-asian="Nimbus Mono L" style:font-size-asian="10pt" style:font-name-complex="Liberation Mono" style:font-size-complex="10pt"/>
    </style:style>
    <style:style style:name="T25" style:family="text">
      <style:text-properties fo:font-variant="normal" fo:text-transform="none" fo:color="#333333" style:font-name="Liberation Mono" fo:font-size="10pt" fo:letter-spacing="normal" fo:font-style="normal" fo:font-weight="normal" officeooo:rsid="002ed5cf" style:font-name-asian="Liberation Mono" style:font-size-asian="10pt" style:font-name-complex="Liberation Mono" style:font-size-complex="10pt"/>
    </style:style>
    <style:style style:name="T26" style:family="text">
      <style:text-properties officeooo:rsid="0032024c"/>
    </style:style>
    <style:style style:name="T27" style:family="text">
      <style:text-properties officeooo:rsid="00341e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假设log N为ln N，方便证明，既证明存在常数C使得 (ln N)^k&lt;= CN</text:p>
      <text:p text:style-name="P1"><text:tab/>(ln N)^k &lt; CN</text:p>
      <text:p text:style-name="P1">==&gt;<text:tab/>(ln N)^k &lt; ((CN)^(1/k)^k</text:p>
      <text:p text:style-name="P1">==&gt;<text:tab/>(ln N) &lt; (CN)^(1/k)</text:p>
      <text:p text:style-name="P1">==&gt; <text:s text:c="4"/>limit((ln N)/((CN)^(1/k))) &lt; 1</text:p>
      <text:p text:style-name="P1">洛必达法则</text:p>
      <text:p text:style-name="P1">==&gt;<text:tab/> <text:s text:c="2"/>limit((1/n)/(C*(1/k)*(CN)^(1/k -1))) &lt; 1</text:p>
      <text:p text:style-name="P1">==&gt; <text:s text:c="3"/>limit(1/C^(1/k)*N^(1/k)*(1/k)) &lt; 1</text:p>
      <text:p text:style-name="P1">因为 <text:tab/>limit(1/C^(1/k)*N^(1/k)*(1/k)) = 0 &lt; 1 故必存在常数C使得 (ln N)^k&lt;= CN</text:p>
      <text:p text:style-name="P1"/>
      <text:p text:style-name="P1"/>
      <text:p text:style-name="P1">2)证明：</text:p>
      <text:p text:style-name="P1"><text:tab/>(N!)^2 = (N*(N-1)*(N-2)*...1)*(1*2*3...N) &gt;= N*N*N...N = N^N</text:p>
      <text:p text:style-name="P1"><text:tab/>log(N!) &gt;= (1/2)Nlog N</text:p>
      <text:p text:style-name="P1"><text:s text:c="7"/><text:tab/>N! &lt;= N^N</text:p>
      <text:p text:style-name="P1"><text:tab/>log(N!) &lt;= Nlog N</text:p>
      <text:p text:style-name="P1"><text:tab/>(1/2)Nlog N &lt;= log(N!) &lt;= Nlog N</text:p>
      <text:p text:style-name="P1"><text:tab/>所以 log(N!) 与 Nlog N 同阶</text:p>
      <text:p text:style-name="P1"/>
      <text:p text:style-name="P1"/>
      <text:p text:style-name="P1">3)</text:p>
      <text:p text:style-name="P2"><text:tab/>T(1) = 1</text:p>
      <text:p text:style-name="P2"><text:tab/>T(2) = 2T(1) + 2log 2 = 2 + 2log 2</text:p>
      <text:p text:style-name="P2"><text:tab/>T(4) = 2T(2) + 4log 4 = 4 + 4log 2 + 4log 4</text:p>
      <text:p text:style-name="P2"><text:tab/>T(8) = 2T(4) + 8log 8 = 8 + 8log 2 + 8log 4 + 8log 8</text:p>
      <text:p text:style-name="P2">..<text:tab/></text:p>
      <text:p text:style-name="P2"><text:tab/>T(N) = N + Nlog 2 + N*2*log 2 + N*3*log 2… + N*log N*log 2</text:p>
      <text:p text:style-name="P2"><text:tab/>= N + N*(1+2+3..log N)*log 2</text:p>
      <text:p text:style-name="P2"><text:s text:c="3"/>= N*(1+log N)*log N/2*log 2</text:p>
      <text:p text:style-name="P2"/>
      <text:p text:style-name="P3">故 <text:tab/>T(N) = <text:s/><text:span text:style-name="T3">0(</text:span>N*log^2 N<text:span text:style-name="T1">)</text:span></text:p>
      <text:p text:style-name="P2"/>
      <text:p text:style-name="P2">4）</text:p>
      <text:p text:style-name="P2"/>
      <text:p text:style-name="P3">1|<text:tab/>T(n) = <text:span text:style-name="T3">0(3^n) </text:span><text:span text:style-name="T5">理由 T(n) = 5*3^n</text:span></text:p>
      <text:p text:style-name="P12"/>
      <text:p text:style-name="P13">2|<text:tab/>T(n) = 0(<text:span text:style-name="T26">n!</text:span>) </text:p>
      <text:p text:style-name="P14">理由<text:tab/>T(n) = 估算为 C*N!</text:p>
      <text:p text:style-name="P14"><text:tab/>即证明 C1*N! &lt;= T(n) &lt;= C2*N!</text:p>
      <text:p text:style-name="P14"><text:tab/>易得C1 = 1时成立</text:p>
      <text:p text:style-name="P14"><text:s text:c="3"/><text:tab/>又<text:tab/>T(0) = 1 ,T(1) = 2 &lt;= 3*1!,T(2) = 5 &lt;= 3*2!,T(3) = 16 &lt;= 3*3!,T(4) = 65 &lt;= 3*4!..</text:p>
      <text:p text:style-name="P14"><text:tab/>易得<text:tab/>C2 = 3时成立</text:p>
      <text:p text:style-name="P4"><text:span text:style-name="T5"><text:tab/></text:span><text:span text:style-name="T6">有</text:span><text:span text:style-name="T5"> </text:span><text:span text:style-name="T2">T(n) = 0(</text:span><text:span text:style-name="T6">n!</text:span><text:span text:style-name="T2">)</text:span></text:p>
      <text:p text:style-name="P14"/>
      <text:p text:style-name="P15"/>
      <text:p text:style-name="P12"/>
      <text:p text:style-name="P25"><text:span text:style-name="T2">3|<text:tab/></text:span><text:span text:style-name="T4">T(n) = </text:span><text:span text:style-name="T2">0</text:span><text:span text:style-name="T11">(3^(n + 1))</text:span></text:p>
      <text:p text:style-name="P24"><text:span text:style-name="T4">理由 </text:span><text:span text:style-name="T2">T(n) = 2^n + 3*2^(n-1) + 3^2*2^(n-2) + .. +3^n*2^0 + 3^(n+1) </text:span></text:p>
      <text:p text:style-name="P24"><text:span text:style-name="T11">n*2^n + </text:span><text:span text:style-name="T2">3^(n + 1)<text:tab/></text:span><text:span text:style-name="T11">&lt;=</text:span><text:span text:style-name="T2"><text:tab/></text:span><text:span text:style-name="T11">T(n) &lt;=</text:span><text:span text:style-name="T2"> </text:span><text:span text:style-name="T11">n*</text:span><text:span text:style-name="T2">3^n + 3^(n + 1)</text:span></text:p>
      <text:p text:style-name="P24"><text:span text:style-name="T11">n*2^n + </text:span><text:span text:style-name="T2">3^(n + 1) </text:span><text:span text:style-name="T11">= </text:span><text:span text:style-name="T3">0</text:span><text:span text:style-name="T11">(3^(n + 1))</text:span></text:p>
      <text:p text:style-name="P24"><text:span text:style-name="T11">n*3^n + 3^(n + 1) = </text:span><text:span text:style-name="T3">0</text:span><text:span text:style-name="T11">(3^(n + 1))</text:span></text:p>
      <text:p text:style-name="P25"><text:span text:style-name="T4"><text:tab/> </text:span><text:span text:style-name="T7">易得 </text:span><text:span text:style-name="T4">T(n) = </text:span><text:span text:style-name="T2">0</text:span><text:span text:style-name="T11">(3^(n + 1))</text:span></text:p>
      <text:p text:style-name="P16"/>
      <text:p text:style-name="P5"><text:span text:style-name="T2">4|<text:tab/>T(n) = </text:span><text:span text:style-name="T3">0</text:span><text:span text:style-name="T2">(2^n)</text:span></text:p>
      <text:p text:style-name="P5"><text:span text:style-name="T2">理由<text:tab/><text:tab/>T</text:span><text:span text:style-name="T8">(n) = n^2 + 2*(n-1)^2 + 2^2*(n-2)^2 + 2^3*(n-3)^2 .. + 2^(n-1)*1^2 + 2^n</text:span></text:p>
      <text:p text:style-name="P5"><text:span text:style-name="T8"><text:s text:c="2"/><text:tab/><text:tab/></text:span><text:span text:style-name="T9">= 2^n*</text:span><text:span text:style-name="T12">∑</text:span><text:span text:style-name="T9">x^2/2^x</text:span></text:p>
      <text:p text:style-name="P6"><text:span text:style-name="T9">设S</text:span><text:span text:style-name="T10">(n) = </text:span><text:span text:style-name="T12">∑</text:span><text:span text:style-name="T9">x^2/2^x,</text:span><text:span text:style-name="T13">利用错位相减</text:span><text:span text:style-name="T14">2S-S</text:span><text:span text:style-name="T13">易得</text:span><text:span text:style-name="T16">S=6-1/2^(n-1)-1/2^(n-3)-n^2/2^n-(n-1)/2^(n-2) limit</text:span><text:span text:style-name="T17">(s(n)) = 6,</text:span><text:span text:style-name="T18">故T</text:span><text:span text:style-name="T19">(n) = </text:span><text:span text:style-name="T20">0</text:span><text:span text:style-name="T19">(2^n)</text:span></text:p>
      <text:p text:style-name="P17"/>
      <text:p text:style-name="P8"><text:span text:style-name="T17">5</text:span><text:span text:style-name="T15">|<text:tab/></text:span><text:span text:style-name="T25">T(n) = </text:span><text:span text:style-name="T20">0</text:span><text:span text:style-name="T21">(n</text:span><text:span text:style-name="T22">^</text:span><text:span text:style-name="T21">log</text:span><text:span text:style-name="T22">3</text:span><text:span text:style-name="T21"> </text:span><text:span text:style-name="T22">5</text:span><text:span text:style-name="T21">)</text:span></text:p>
      <text:p text:style-name="P7"><text:span text:style-name="T15">理由<text:tab/><text:tab/></text:span><text:span text:style-name="T21">master定理</text:span><text:span text:style-name="T22">(一条)</text:span></text:p>
      <text:p text:style-name="P18"><text:soft-page-break/></text:p>
      <text:p text:style-name="P9"><text:span text:style-name="T15">6| <text:tab/></text:span><text:span text:style-name="T22">T(n) = </text:span><text:span text:style-name="T20">0</text:span><text:span text:style-name="T15">(n</text:span><text:span text:style-name="T22">^2</text:span><text:span text:style-name="T15">)</text:span></text:p>
      <text:p text:style-name="P9"><text:span text:style-name="T15">理由<text:tab/><text:tab/>master定理</text:span><text:span text:style-name="T22">（一条）</text:span></text:p>
      <text:p text:style-name="P19"/>
      <text:p text:style-name="P9"><text:span text:style-name="T22">7|<text:tab/>T(n) = </text:span><text:span text:style-name="T20">0</text:span><text:span text:style-name="T22">(n)</text:span></text:p>
      <text:p text:style-name="P19">理由 <text:tab/>master定理（一条）</text:p>
      <text:p text:style-name="P19"/>
      <text:p text:style-name="P26"><text:span text:style-name="T15">8|<text:tab/>T(n) = </text:span><text:span text:style-name="T20">0</text:span><text:span text:style-name="T15">(</text:span><text:span text:style-name="T24">n*((5/4)^log n)</text:span><text:span text:style-name="T15">)</text:span></text:p>
      <text:p text:style-name="P20">理由<text:tab/><text:tab/>T(n) = T(1/2n) + T(3/4n) + n</text:p>
      <text:p text:style-name="P21"><text:tab/><text:tab/>= n + <text:span text:style-name="T27">n*([</text:span>1/2<text:span text:style-name="T27">]</text:span> + <text:span text:style-name="T27">[</text:span>3/4<text:span text:style-name="T27">])</text:span> + <text:span text:style-name="T27">n*([</text:span>1/2<text:span text:style-name="T27">]</text:span> + <text:span text:style-name="T27">[</text:span>3/4<text:span text:style-name="T27">])^2 + n*([</text:span>1/2<text:span text:style-name="T27">]</text:span> + <text:span text:style-name="T27">[</text:span>3/4<text:span text:style-name="T27">])^3 + n*([</text:span>1/2<text:span text:style-name="T27">]</text:span> + <text:span text:style-name="T27">[</text:span>3/4<text:span text:style-name="T27">])^4 … + n*([</text:span>1/2<text:span text:style-name="T27">]</text:span> + <text:span text:style-name="T27">[</text:span>3/4<text:span text:style-name="T27">])^log n</text:span></text:p>
      <text:p text:style-name="P10"><text:span text:style-name="T15"><text:tab/><text:tab/>= </text:span><text:span text:style-name="T24">n*((5/4)^log n)</text:span></text:p>
      <text:p text:style-name="P22"/>
      <text:p text:style-name="P11"><text:span text:style-name="T15">9|<text:tab/></text:span><text:span text:style-name="T22">T(n) = </text:span><text:span text:style-name="T20">0</text:span><text:span text:style-name="T22">(n</text:span><text:span text:style-name="T15">^2</text:span><text:span text:style-name="T22">)</text:span></text:p>
      <text:p text:style-name="P11"><text:span text:style-name="T22">理由<text:tab/><text:tab/>master定理</text:span><text:span text:style-name="T15">（3条）</text:span></text:p>
      <text:p text:style-name="P23"/>
      <text:p text:style-name="P11"><text:span text:style-name="T15">10|<text:tab/>T(n) = </text:span><text:span text:style-name="T20">0</text:span><text:span text:style-name="T22">(</text:span><text:span text:style-name="T15">n^(1/2))</text:span></text:p>
      <text:p text:style-name="P11"><text:span text:style-name="T22">理由<text:tab/><text:tab/>master定理</text:span><text:span text:style-name="T15">（3条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4T23:16:56.732550067</dc:date>
    <meta:editing-duration>PT43M14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59" meta:word-count="474" meta:character-count="1797" meta:non-whitespace-character-count="1423"/>
  </office:meta>
</office:document-meta>
</file>